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1.81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able_20_Contents">
      <style:text-properties officeooo:paragraph-rsid="001b7205"/>
    </style:style>
    <style:style style:name="P6" style:family="paragraph" style:parent-style-name="Table_20_Contents">
      <style:text-properties officeooo:rsid="001b7205" officeooo:paragraph-rsid="001b7205"/>
    </style:style>
    <style:style style:name="P7" style:family="paragraph" style:parent-style-name="Table_20_Heading">
      <style:text-properties officeooo:rsid="001b7205" officeooo:paragraph-rsid="001b7205"/>
    </style:style>
    <style:style style:name="P8" style:family="paragraph" style:parent-style-name="Table_20_Contents">
      <style:text-properties officeooo:rsid="001b7205" officeooo:paragraph-rsid="003fb077"/>
    </style:style>
    <style:style style:name="P9" style:family="paragraph" style:parent-style-name="Table_20_Contents">
      <style:text-properties officeooo:rsid="001b7205" officeooo:paragraph-rsid="0041ae76"/>
    </style:style>
    <style:style style:name="P10" style:family="paragraph" style:parent-style-name="Table_20_Contents">
      <style:text-properties officeooo:rsid="001b7205" officeooo:paragraph-rsid="0042f245"/>
    </style:style>
    <style:style style:name="P11" style:family="paragraph" style:parent-style-name="Table_20_Contents">
      <style:text-properties officeooo:rsid="001b7205" officeooo:paragraph-rsid="005829fc"/>
    </style:style>
    <style:style style:name="P12" style:family="paragraph" style:parent-style-name="Table_20_Contents">
      <style:text-properties officeooo:rsid="001b7205" officeooo:paragraph-rsid="00590921"/>
    </style:style>
    <style:style style:name="P13" style:family="paragraph" style:parent-style-name="Table_20_Contents">
      <style:text-properties officeooo:rsid="001c2620" officeooo:paragraph-rsid="001c2620"/>
    </style:style>
    <style:style style:name="P14" style:family="paragraph" style:parent-style-name="Table_20_Contents">
      <style:text-properties officeooo:paragraph-rsid="00132996"/>
    </style:style>
    <style:style style:name="P15" style:family="paragraph" style:parent-style-name="Text_20_body">
      <style:paragraph-properties fo:text-align="center" style:justify-single-word="false"/>
      <style:text-properties officeooo:paragraph-rsid="00246b53"/>
    </style:style>
    <style:style style:name="P16" style:family="paragraph" style:parent-style-name="Table_20_Contents">
      <style:text-properties officeooo:paragraph-rsid="002e1f4c"/>
    </style:style>
    <style:style style:name="P17" style:family="paragraph" style:parent-style-name="Table_20_Contents">
      <style:text-properties officeooo:paragraph-rsid="002e2d3e"/>
    </style:style>
    <style:style style:name="P18" style:family="paragraph" style:parent-style-name="Table_20_Contents">
      <style:text-properties officeooo:paragraph-rsid="0032694d"/>
    </style:style>
    <style:style style:name="P19" style:family="paragraph" style:parent-style-name="Table_20_Contents">
      <style:text-properties officeooo:paragraph-rsid="002697ab"/>
    </style:style>
    <style:style style:name="P20" style:family="paragraph" style:parent-style-name="Table_20_Contents">
      <style:text-properties officeooo:paragraph-rsid="006201e7"/>
    </style:style>
    <style:style style:name="P21" style:family="paragraph" style:parent-style-name="Table_20_Contents">
      <style:text-properties officeooo:paragraph-rsid="001ebcb1"/>
    </style:style>
    <style:style style:name="P22" style:family="paragraph" style:parent-style-name="Table_20_Contents">
      <style:text-properties officeooo:paragraph-rsid="00622a17"/>
    </style:style>
    <style:style style:name="P23" style:family="paragraph" style:parent-style-name="Table_20_Contents">
      <style:text-properties officeooo:rsid="001b7205" officeooo:paragraph-rsid="003fb077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18e06" style:font-weight-asian="bold" style:font-weight-complex="bold"/>
    </style:style>
    <style:style style:name="T4" style:family="text">
      <style:text-properties fo:font-weight="bold" officeooo:rsid="0051be0c" style:font-weight-asian="bold" style:font-weight-complex="bold"/>
    </style:style>
    <style:style style:name="T5" style:family="text">
      <style:text-properties fo:font-size="12pt" officeooo:rsid="00246b53" style:font-size-asian="12pt" style:font-size-complex="12pt"/>
    </style:style>
    <style:style style:name="T6" style:family="text">
      <style:text-properties fo:font-size="12pt" officeooo:rsid="005cba64" style:font-size-asian="12pt" style:font-size-complex="12pt"/>
    </style:style>
    <style:style style:name="T7" style:family="text">
      <style:text-properties officeooo:rsid="00132996"/>
    </style:style>
    <style:style style:name="T8" style:family="text">
      <style:text-properties officeooo:rsid="001b7205"/>
    </style:style>
    <style:style style:name="T9" style:family="text">
      <style:text-properties officeooo:rsid="001c2620"/>
    </style:style>
    <style:style style:name="T10" style:family="text">
      <style:text-properties officeooo:rsid="001ebcb1"/>
    </style:style>
    <style:style style:name="T11" style:family="text">
      <style:text-properties officeooo:rsid="001ef92c"/>
    </style:style>
    <style:style style:name="T12" style:family="text">
      <style:text-properties officeooo:rsid="00246b53"/>
    </style:style>
    <style:style style:name="T13" style:family="text">
      <style:text-properties officeooo:rsid="002697ab"/>
    </style:style>
    <style:style style:name="T14" style:family="text">
      <style:text-properties officeooo:rsid="0028633e"/>
    </style:style>
    <style:style style:name="T15" style:family="text">
      <style:text-properties fo:font-size="14pt" officeooo:rsid="001b7205" style:font-size-asian="14pt" style:font-size-complex="14pt"/>
    </style:style>
    <style:style style:name="T16" style:family="text">
      <style:text-properties fo:font-size="14pt" officeooo:rsid="00079aa8" style:font-size-asian="14pt" style:font-size-complex="14pt"/>
    </style:style>
    <style:style style:name="T17" style:family="text">
      <style:text-properties fo:font-size="14pt" officeooo:rsid="002dad21" style:font-size-asian="14pt" style:font-size-complex="14pt"/>
    </style:style>
    <style:style style:name="T18" style:family="text">
      <style:text-properties fo:font-size="14pt" officeooo:rsid="003da85c" style:font-size-asian="14pt" style:font-size-complex="14pt"/>
    </style:style>
    <style:style style:name="T19" style:family="text">
      <style:text-properties fo:font-size="14pt" officeooo:rsid="00518e06" style:font-size-asian="14pt" style:font-size-complex="14pt"/>
    </style:style>
    <style:style style:name="T20" style:family="text">
      <style:text-properties fo:font-size="14pt" officeooo:rsid="005c5823" style:font-size-asian="14pt" style:font-size-complex="14pt"/>
    </style:style>
    <style:style style:name="T21" style:family="text">
      <style:text-properties fo:font-size="14pt" officeooo:rsid="005cba64" style:font-size-asian="14pt" style:font-size-complex="14pt"/>
    </style:style>
    <style:style style:name="T22" style:family="text">
      <style:text-properties officeooo:rsid="002aee4a"/>
    </style:style>
    <style:style style:name="T23" style:family="text">
      <style:text-properties officeooo:rsid="002e1f4c"/>
    </style:style>
    <style:style style:name="T24" style:family="text">
      <style:text-properties officeooo:rsid="002e2d3e"/>
    </style:style>
    <style:style style:name="T25" style:family="text">
      <style:text-properties officeooo:rsid="002faa2e"/>
    </style:style>
    <style:style style:name="T26" style:family="text">
      <style:text-properties officeooo:rsid="0036e770"/>
    </style:style>
    <style:style style:name="T27" style:family="text">
      <style:text-properties officeooo:rsid="003e1a02"/>
    </style:style>
    <style:style style:name="T28" style:family="text">
      <style:text-properties officeooo:rsid="003fb077"/>
    </style:style>
    <style:style style:name="T29" style:family="text">
      <style:text-properties officeooo:rsid="003fbfb4"/>
    </style:style>
    <style:style style:name="T30" style:family="text">
      <style:text-properties officeooo:rsid="0041ae76"/>
    </style:style>
    <style:style style:name="T31" style:family="text">
      <style:text-properties officeooo:rsid="00458d80"/>
    </style:style>
    <style:style style:name="T32" style:family="text">
      <style:text-properties officeooo:rsid="0048b904"/>
    </style:style>
    <style:style style:name="T33" style:family="text">
      <style:text-properties officeooo:rsid="00490e7b"/>
    </style:style>
    <style:style style:name="T34" style:family="text">
      <style:text-properties officeooo:rsid="004a8b6f"/>
    </style:style>
    <style:style style:name="T35" style:family="text">
      <style:text-properties officeooo:rsid="00518e06"/>
    </style:style>
    <style:style style:name="T36" style:family="text">
      <style:text-properties officeooo:rsid="0051be0c"/>
    </style:style>
    <style:style style:name="T37" style:family="text">
      <style:text-properties officeooo:rsid="0052ee04"/>
    </style:style>
    <style:style style:name="T38" style:family="text">
      <style:text-properties officeooo:rsid="0053515e"/>
    </style:style>
    <style:style style:name="T39" style:family="text">
      <style:text-properties officeooo:rsid="00590921"/>
    </style:style>
    <style:style style:name="T40" style:family="text">
      <style:text-properties officeooo:rsid="005e4a54"/>
    </style:style>
    <style:style style:name="T41" style:family="text">
      <style:text-properties officeooo:rsid="00604018"/>
    </style:style>
    <style:style style:name="T42" style:family="text">
      <style:text-properties officeooo:rsid="0061166d"/>
    </style:style>
    <style:style style:name="T43" style:family="text">
      <style:text-properties officeooo:rsid="006201e7"/>
    </style:style>
    <style:style style:name="T44" style:family="text">
      <style:text-properties officeooo:rsid="00622a17"/>
    </style:style>
    <style:style style:name="T45" style:family="text">
      <style:text-properties officeooo:rsid="0063e451"/>
    </style:style>
    <style:style style:name="T46" style:family="text">
      <style:text-properties officeooo:rsid="00640abd"/>
    </style:style>
    <style:style style:name="T47" style:family="text">
      <style:text-properties officeooo:rsid="0064561d"/>
    </style:style>
    <style:style style:name="T48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<text:span text:style-name="T35">3</text:span></text:p>
      <text:p text:style-name="P2"><text:span text:style-name="T1">Materia: <text:tab/><text:tab/></text:span><text:span text:style-name="T3">Ingl</text:span><text:span text:style-name="T4">é</text:span><text:span text:style-name="T3">s <text:s/>IX/X</text:span></text:p>
      <text:p text:style-name="P2"><text:span text:style-name="T1">Licenciatura: <text:tab/>I</text:span><text:span text:style-name="T2">nterpretación y Traducción</text:span></text:p>
      <text:p text:style-name="P4">Grupo:<text:tab/><text:tab/><text:span text:style-name="T35">9</text:span>A. <text:span text:style-name="T35">9B, 9C, 10A</text:span></text:p>
      <text:p text:style-name="Standard"/>
      <text:p text:style-name="P15"><text:span text:style-name="Strong_20_Emphasis"><text:span text:style-name="T21">2</text:span></text:span><text:span text:style-name="Strong_20_Emphasis"><text:span text:style-name="T19">P </text:span></text:span><text:span text:style-name="Strong_20_Emphasis"><text:span text:style-name="T15">Exa</text:span></text:span><text:span text:style-name="Strong_20_Emphasis"><text:span text:style-name="T18">m</text:span></text:span><text:span text:style-name="Strong_20_Emphasis"><text:span text:style-name="T16"> </text:span></text:span><text:span text:style-name="Strong_20_Emphasis"><text:span text:style-name="T17">[Factor = </text:span></text:span><text:span text:style-name="Strong_20_Emphasis"><text:span text:style-name="T20">0</text:span></text:span><text:span text:style-name="Strong_20_Emphasis"><text:span text:style-name="T19">.185</text:span></text:span><text:span text:style-name="Strong_20_Emphasis"><text:span text:style-name="T21">2</text:span></text:span><text:span text:style-name="Strong_20_Emphasis"><text:span text:style-name="T17">]</text:span></text:span></text:p>
      <text:p text:style-name="P15"><text:span text:style-name="Strong_20_Emphasis"><text:span text:style-name="T5">Three (3) points awarded per subtask; subtasks evaluated on a scale of 0.0-1.0; </text:span></text:span><text:span text:style-name="Strong_20_Emphasis"><text:span text:style-name="T6">54 </text:span></text:span><text:span text:style-name="Strong_20_Emphasis"><text:span text:style-name="T5">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7"><text:bookmark text:name="4_points_(good)"/>Accuracy <text:span text:style-name="T12">(1 pt)</text:span></text:p>
                  </table:table-cell>
                  <table:table-cell table:style-name="Table1.A1" office:value-type="string">
                    <text:p text:style-name="P7"><text:bookmark text:name="3_points_(satisfactory)"/>Completeness <text:span text:style-name="T12">(1 pt)</text:span></text:p>
                  </table:table-cell>
                  <table:table-cell table:style-name="Table1.A1" office:value-type="string">
                    <text:p text:style-name="P7"><text:bookmark text:name="2_points_(needs_improvement)"/>Sufficiency <text:span text:style-name="T12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5"><text:span text:style-name="Strong_20_Emphasis"><text:span text:style-name="T8">Task 1 </text:span></text:span><text:span text:style-name="Strong_20_Emphasis"><text:span text:style-name="T26">(</text:span></text:span><text:span text:style-name="Strong_20_Emphasis"><text:span text:style-name="T40">9</text:span></text:span><text:span text:style-name="Strong_20_Emphasis"><text:span text:style-name="T26"> pts)</text:span></text:span></text:p>
                  <text:p text:style-name="P20"><text:span text:style-name="Strong_20_Emphasis"><text:span text:style-name="T43">Legal</text:span></text:span></text:p>
                  <text:p text:style-name="P16"><text:span text:style-name="Strong_20_Emphasis"/></text:p>
                  <text:p text:style-name="P5"><text:span text:style-name="Strong_20_Emphasis"/></text:p>
                </table:table-cell>
                <table:table-cell table:style-name="Table1.A1" office:value-type="string">
                  <text:p text:style-name="P9"><text:span text:style-name="T28">R</text:span><text:span text:style-name="T10">esponse </text:span><text:span text:style-name="T9">provided: </text:span><text:span text:style-name="T10">a</text:span><text:span text:style-name="T27">) </text:span><text:span text:style-name="T40">define legal sys</text:span><text:span text:style-name="T46">t</text:span><text:span text:style-name="T40">em</text:span><text:span text:style-name="T30">; </text:span><text:span text:style-name="T40">b) compare/contrast civil and common law: </text:span><text:span text:style-name="T43">r</text:span><text:span text:style-name="T40">oots? </text:span><text:span text:style-name="T43">a</text:span><text:span text:style-name="T40">reas of greatest difference?; c) compare/contrast tesis aislada and jurisprudencia: </text:span><text:span text:style-name="T27">answers are </text:span><text:span text:style-name="T25">highly accurate </text:span><text:span text:style-name="T36">and supported</text:span></text:p>
                  <text:p text:style-name="P10"/>
                </table:table-cell>
                <table:table-cell table:style-name="Table1.A1" office:value-type="string">
                  <text:p text:style-name="P6"><text:span text:style-name="T23">T</text:span><text:span text:style-name="T9">he a</text:span>ccount provide<text:span text:style-name="T9">s</text:span> complete information; <text:span text:style-name="T9">statements are complete, logical </text:span><text:span text:style-name="T22">and well-formed</text:span></text:p>
                </table:table-cell>
                <table:table-cell table:style-name="Table1.A1" office:value-type="string">
                  <text:p text:style-name="P13"><text:span text:style-name="T24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21"><text:span text:style-name="Strong_20_Emphasis"><text:span text:style-name="T10">Task 2 </text:span></text:span><text:span text:style-name="Strong_20_Emphasis"><text:span text:style-name="T26">(</text:span></text:span><text:span text:style-name="Strong_20_Emphasis"><text:span text:style-name="T40">6</text:span></text:span><text:span text:style-name="Strong_20_Emphasis"><text:span text:style-name="T26"> pts)</text:span></text:span></text:p>
                  <text:p text:style-name="P20"><text:span text:style-name="Strong_20_Emphasis"><text:span text:style-name="T43">Legal</text:span></text:span></text:p>
                  <text:p text:style-name="P17"><text:span text:style-name="Strong_20_Emphasis"/></text:p>
                </table:table-cell>
                <table:table-cell table:style-name="Table1.A1" office:value-type="string">
                  <text:p text:style-name="P9"><text:span text:style-name="T28">R</text:span><text:span text:style-name="T10">esponse </text:span><text:span text:style-name="T9">provided: </text:span><text:span text:style-name="T10">a</text:span><text:span text:style-name="T27">) </text:span><text:span text:style-name="T41">translation (Spanish ==&gt; English) from federal law guiding the Diario Oficial de la Federacion;</text:span><text:span text:style-name="T37"> </text:span><text:span text:style-name="T27">answers are </text:span><text:span text:style-name="T25">highly accurate</text:span></text:p>
                  <text:p text:style-name="P9"/>
                </table:table-cell>
                <table:table-cell table:style-name="Table1.A1" office:value-type="string">
                  <text:p text:style-name="P6"><text:span text:style-name="T23">T</text:span><text:span text:style-name="T9">he a</text:span>ccount provide<text:span text:style-name="T9">s</text:span> complete information; <text:span text:style-name="T9">statements are complete, logical </text:span><text:span text:style-name="T22">and well-formed</text:span></text:p>
                </table:table-cell>
                <table:table-cell table:style-name="Table1.A1" office:value-type="string">
                  <text:p text:style-name="P13"><text:span text:style-name="T24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4"><text:span text:style-name="Strong_20_Emphasis"><text:span text:style-name="T7">T</text:span></text:span><text:span text:style-name="Strong_20_Emphasis"><text:span text:style-name="T11">ask 3 </text:span></text:span><text:span text:style-name="Strong_20_Emphasis"><text:span text:style-name="T26">(</text:span></text:span><text:span text:style-name="Strong_20_Emphasis"><text:span text:style-name="T38">9</text:span></text:span><text:span text:style-name="Strong_20_Emphasis"><text:span text:style-name="T26"> pts)</text:span></text:span></text:p>
                  <text:p text:style-name="P20"><text:span text:style-name="Strong_20_Emphasis"><text:span text:style-name="T43">Foundational Econ</text:span></text:span><text:span text:style-name="Strong_20_Emphasis"><text:span text:style-name="T46">omics</text:span></text:span></text:p>
                </table:table-cell>
                <table:table-cell table:style-name="Table1.A1" office:value-type="string">
                  <text:p text:style-name="P8"><text:span text:style-name="T28">R</text:span><text:span text:style-name="T10">esponse </text:span><text:span text:style-name="T9">provided: </text:span><text:span text:style-name="T10">a</text:span><text:span text:style-name="T27">) </text:span><text:span text:style-name="T42">in economics what is scarce?</text:span><text:span text:style-name="T31">; b) </text:span><text:span text:style-name="T42">agree with the principle of economic scarcity?</text:span><text:span text:style-name="T31">; </text:span><text:span text:style-name="T38">c) </text:span><text:span text:style-name="T42">explain why opportunity cost results from choice</text:span><text:span text:style-name="T38">; </text:span><text:span text:style-name="T27">answers are </text:span><text:span text:style-name="T25">highly accurate</text:span></text:p>
                  <text:p text:style-name="P8"/>
                </table:table-cell>
                <table:table-cell table:style-name="Table1.A1" office:value-type="string">
                  <text:p text:style-name="P6"><text:span text:style-name="T23">T</text:span><text:span text:style-name="T9">he a</text:span>ccount provide<text:span text:style-name="T9">s</text:span> complete information; <text:span text:style-name="T9">statements are complete, logical </text:span><text:span text:style-name="T22">and well-formed</text:span></text:p>
                </table:table-cell>
                <table:table-cell table:style-name="Table1.A1" office:value-type="string">
                  <text:p text:style-name="P13"><text:span text:style-name="T24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9"><text:span text:style-name="Strong_20_Emphasis"><text:span text:style-name="T13">Task 4 </text:span></text:span><text:span text:style-name="Strong_20_Emphasis"><text:span text:style-name="T26">(</text:span></text:span><text:span text:style-name="Strong_20_Emphasis"><text:span text:style-name="T40">9</text:span></text:span><text:span text:style-name="Strong_20_Emphasis"><text:span text:style-name="T26"> pts)</text:span></text:span></text:p>
                  <text:p text:style-name="P20"><text:span text:style-name="Strong_20_Emphasis"><text:span text:style-name="T43">Sen, </text:span></text:span><text:span text:style-name="Strong_20_Emphasis"><text:span text:style-name="T44">Development as Freedom</text:span></text:span></text:p>
                  <text:p text:style-name="P18"><text:span text:style-name="Strong_20_Emphasis"/></text:p>
                </table:table-cell>
                <table:table-cell table:style-name="Table1.A5" office:value-type="string">
                  <text:p text:style-name="P11"><text:span text:style-name="T28">R</text:span><text:span text:style-name="T10">esponse </text:span><text:span text:style-name="T9">provided: </text:span><text:span text:style-name="T10">a</text:span><text:span text:style-name="T27">) </text:span><text:span text:style-name="T43">list three unfreedoms and explain why agency is dimi</text:span><text:span text:style-name="T46">ni</text:span><text:span text:style-name="T43">shed</text:span><text:span text:style-name="T27">; </text:span><text:span text:style-name="T32">b) </text:span><text:span text:style-name="T43">list three freedoms fundamental for development and why they are synergistic</text:span><text:span text:style-name="T32">; </text:span><text:span text:style-name="T43">c) Sen’</text:span><text:span text:style-name="T44">s</text:span><text:span text:style-name="T43"> idea of development; </text:span><text:span text:style-name="T27">answers are </text:span><text:span text:style-name="T25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3">T</text:span><text:span text:style-name="T9">he a</text:span>ccount provide<text:span text:style-name="T9">s</text:span> complete information; <text:span text:style-name="T9">statements are complete, logical </text:span><text:span text:style-name="T22">and well-formed</text:span></text:p>
                </table:table-cell>
                <table:table-cell table:style-name="Table1.A5" office:value-type="string">
                  <text:p text:style-name="P13"><text:span text:style-name="T24">T</text:span>he account provides a sufficient amount of information and detail</text:p>
                </table:table-cell>
              </table:table-row>
              <text:soft-page-break/>
              <table:table-row>
                <table:table-cell table:style-name="Table1.A1" office:value-type="string">
                  <text:p text:style-name="P19"><text:span text:style-name="Strong_20_Emphasis"><text:span text:style-name="T13">Task </text:span></text:span><text:span text:style-name="Strong_20_Emphasis"><text:span text:style-name="T14">5 </text:span></text:span><text:span text:style-name="Strong_20_Emphasis"><text:span text:style-name="T26">(</text:span></text:span><text:span text:style-name="Strong_20_Emphasis"><text:span text:style-name="T29">6</text:span></text:span><text:span text:style-name="Strong_20_Emphasis"><text:span text:style-name="T26"> pts)</text:span></text:span></text:p>
                  <text:p text:style-name="P20"><text:span text:style-name="Strong_20_Emphasis"><text:span text:style-name="T43">RFPs</text:span></text:span></text:p>
                  <text:p text:style-name="P20"><text:span text:style-name="Strong_20_Emphasis"><text:span text:style-name="T43">SOPs</text:span></text:span></text:p>
                  <text:p text:style-name="P18"/>
                </table:table-cell>
                <table:table-cell table:style-name="Table1.A1" office:value-type="string">
                  <text:p text:style-name="P12"><text:span text:style-name="T28">R</text:span><text:span text:style-name="T10">esponse </text:span><text:span text:style-name="T9">provided: </text:span><text:span text:style-name="T10">a</text:span><text:span text:style-name="T27">) </text:span><text:span text:style-name="T43">three items of contractor response to RFP</text:span><text:span text:style-name="T33">;</text:span><text:span text:style-name="T23"> </text:span><text:span text:style-name="T43">b) Translation (English ==&gt; Spanish) SOP description; </text:span><text:span text:style-name="T27">answers are </text:span><text:span text:style-name="T25">highly accurate</text:span></text:p>
                  <text:p text:style-name="P8"/>
                </table:table-cell>
                <table:table-cell table:style-name="Table1.A1" office:value-type="string">
                  <text:p text:style-name="P6"><text:span text:style-name="T23">T</text:span><text:span text:style-name="T9">he a</text:span>ccount provide<text:span text:style-name="T9">s</text:span> complete information; <text:span text:style-name="T9">statements are complete, logical </text:span><text:span text:style-name="T22">and well-formed</text:span></text:p>
                </table:table-cell>
                <table:table-cell table:style-name="Table1.A1" office:value-type="string">
                  <text:p text:style-name="P13"><text:span text:style-name="T24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9"><text:span text:style-name="Strong_20_Emphasis"><text:span text:style-name="T13">Task </text:span></text:span><text:span text:style-name="Strong_20_Emphasis"><text:span text:style-name="T29">6</text:span></text:span><text:span text:style-name="Strong_20_Emphasis"><text:span text:style-name="T14"> </text:span></text:span><text:span text:style-name="Strong_20_Emphasis"><text:span text:style-name="T26">(</text:span></text:span><text:span text:style-name="Strong_20_Emphasis"><text:span text:style-name="T40">9</text:span></text:span><text:span text:style-name="Strong_20_Emphasis"><text:span text:style-name="T39"> </text:span></text:span><text:span text:style-name="Strong_20_Emphasis"><text:span text:style-name="T26">pts)</text:span></text:span></text:p>
                  <text:p text:style-name="P22"><text:span text:style-name="Strong_20_Emphasis"><text:span text:style-name="T44">Daly, The Perils of Free Trade</text:span></text:span></text:p>
                  <text:p text:style-name="P18"/>
                </table:table-cell>
                <table:table-cell table:style-name="Table1.A5" office:value-type="string">
                  <text:p text:style-name="P12"><text:span text:style-name="T28">R</text:span><text:span text:style-name="T10">esponse </text:span><text:span text:style-name="T9">provided: </text:span><text:span text:style-name="T10">a</text:span><text:span text:style-name="T27">) </text:span><text:span text:style-name="T45">define free trade</text:span><text:span text:style-name="T27">; </text:span><text:span text:style-name="T34">b) </text:span><text:span text:style-name="T47">the </text:span><text:span text:style-name="T45">modern reality that undermines comparative advantage?</text:span><text:span text:style-name="T34">; </text:span><text:span text:style-name="T45">c) </text:span><text:span text:style-name="T47">explain </text:span><text:span text:style-name="T45">“Privatize profits and externalize costs”; d) </text:span><text:span text:style-name="T47">who are the </text:span><text:span text:style-name="T45">beneficiaries of free trade?; e) </text:span><text:span text:style-name="T47">explain </text:span><text:span text:style-name="T45">steady-state economy and sustainability; f) </text:span><text:span text:style-name="T23"><text:s/></text:span><text:span text:style-name="T47">would an </text:span><text:span text:style-name="T45">international legal system would be good?; </text:span><text:span text:style-name="T27">answers are </text:span><text:span text:style-name="T25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3">T</text:span><text:span text:style-name="T9">he a</text:span>ccount provide<text:span text:style-name="T9">s</text:span> complete information; <text:span text:style-name="T9">statements are complete, logical </text:span><text:span text:style-name="T22">and well-formed</text:span></text:p>
                </table:table-cell>
                <table:table-cell table:style-name="Table1.A5" office:value-type="string">
                  <text:p text:style-name="P13"><text:span text:style-name="T24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9"><text:span text:style-name="Strong_20_Emphasis"><text:span text:style-name="T13">Task </text:span></text:span><text:span text:style-name="Strong_20_Emphasis"><text:span text:style-name="T40">7</text:span></text:span><text:span text:style-name="Strong_20_Emphasis"><text:span text:style-name="T14"> </text:span></text:span><text:span text:style-name="Strong_20_Emphasis"><text:span text:style-name="T26">(</text:span></text:span><text:span text:style-name="Strong_20_Emphasis"><text:span text:style-name="T40">6</text:span></text:span><text:span text:style-name="Strong_20_Emphasis"><text:span text:style-name="T39"> </text:span></text:span><text:span text:style-name="Strong_20_Emphasis"><text:span text:style-name="T26">pts)</text:span></text:span></text:p>
                  <text:p text:style-name="P22"><text:span text:style-name="Strong_20_Emphasis"><text:span text:style-name="T44">Anaya, Bless Me Ultima</text:span></text:span></text:p>
                </table:table-cell>
                <table:table-cell table:style-name="Table1.A5" office:value-type="string">
                  <text:p text:style-name="P12"><text:span text:style-name="T28">R</text:span><text:span text:style-name="T10">esponse </text:span><text:span text:style-name="T9">provided: </text:span><text:span text:style-name="T10">a</text:span><text:span text:style-name="T27">) </text:span><text:span text:style-name="T45">brief summary up through Ch. 7</text:span><text:span text:style-name="T34">; </text:span><text:span text:style-name="T23"><text:s/></text:span><text:span text:style-name="T27">answers are </text:span><text:span text:style-name="T25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3">T</text:span><text:span text:style-name="T9">he a</text:span>ccount provide<text:span text:style-name="T9">s</text:span> complete information; <text:span text:style-name="T9">statements are complete, logical </text:span><text:span text:style-name="T22">and well-formed</text:span></text:p>
                </table:table-cell>
                <table:table-cell table:style-name="Table1.A5" office:value-type="string">
                  <text:p text:style-name="P13"><text:span text:style-name="T24">T</text:span>he account provides a sufficient amount of information and detail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7-09T18:13:35.614575454</dc:date>
    <meta:editing-duration>PT4H39M20S</meta:editing-duration>
    <meta:editing-cycles>81</meta:editing-cycles>
    <meta:generator>LibreOffice/7.3.7.2$Linux_X86_64 LibreOffice_project/30$Build-2</meta:generator>
    <meta:document-statistic meta:table-count="1" meta:image-count="1" meta:object-count="0" meta:page-count="2" meta:paragraph-count="47" meta:word-count="437" meta:character-count="2955" meta:non-whitespace-character-count="2554"/>
  </office:meta>
</office:document-meta>
</file>